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6cm" fo:break-before="auto" style:use-optimal-row-height="true"/>
    </style:style>
    <style:style style:name="ro3" style:family="table-row">
      <style:table-row-properties style:row-height="1.96cm" fo:break-before="auto" style:use-optimal-row-height="true"/>
    </style:style>
    <style:style style:name="ro4" style:family="table-row">
      <style:table-row-properties style:row-height="1.00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dos os parâmetros do projeto foram analisados apropriadamente e registrados? Responda não caso a análise de algum dos parâmetros do projeto não esteja de acordo com sua realidade.</text:p>
          </table:table-cell>
          <table:table-cell table:style-name="ce5" office:value-type="string" calcext:value-type="string">
            <text:p>L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oi inserido um Burndown Chart completo, ou seja: que contemple todo o período do Sprint; que registre a linha ideal de queima de pontos de estória; e que registre a linha real de queima de pontos de estória até o último dia do período acompanhado?</text:p>
          </table:table-cell>
          <table:table-cell table:style-name="ce5" office:value-type="string" calcext:value-type="string">
            <text:p>T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oi feita uma análise apropriada do Burndown Chart, identificando claramente quando houve algum desvio significativo entre o real e o esperado?</text:p>
          </table:table-cell>
          <table:table-cell table:style-name="ce5" office:value-type="string" calcext:value-type="string">
            <text:p>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odos desvios levantados foram relatados de maneira a identificar se são um problema e de esclarecer os fatos ocorridos?</text:p>
          </table:table-cell>
          <table:table-cell table:style-name="ce5" office:value-type="string" calcext:value-type="string">
            <text:p>L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ara todo problema foi definida uma ação corretiva concreta, ou seja, que é passível de ser executada como uma tarefa do projeto? As ações corretivas foram transferidas para o Quadro de Tarefas (coluna de "Tarefas não planejadas")?</text:p>
          </table:table-cell>
          <table:table-cell table:style-name="ce5" office:value-type="string" calcext:value-type="string">
            <text:p>L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Pontuação</text:p>
          </table:table-cell>
          <table:table-cell table:style-name="ce3" office:value-type="float" office:value="5.75" calcext:value-type="float">
            <text:p>5,75</text:p>
          </table:table-cell>
          <table:table-cell table:number-columns-repeated="1022"/>
        </table:table-row>
        <table:table-row table:style-name="ro6" table:number-rows-repeated="98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7:50:08.136723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6-19T17:55:31.234730622</dc:date>
    <dc:creator>patricia </dc:creator>
    <meta:editing-duration>PT8M59S</meta:editing-duration>
    <meta:editing-cycles>3</meta:editing-cycles>
    <meta:document-statistic meta:table-count="1" meta:cell-count="14" meta:object-count="0"/>
  </office:meta>
</office:document-meta>
</file>